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margin-top="0.101cm" fo:margin-bottom="0.101cm" style:contextual-spacing="false" fo:text-align="center" style:justify-single-word="false" fo:padding="0.051cm" fo:border-left="none" fo:border-right="none" fo:border-top="none" fo:border-bottom="0.06pt solid #999999"/>
      <style:text-properties fo:color="#224b12" loext:opacity="100%" style:font-name="Times New Roman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center" style:justify-single-word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19:48:15.432120895</dc:date>
    <meta:editing-duration>PT3H2M14S</meta:editing-duration>
    <meta:editing-cycles>37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